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004586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420e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d320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579d1c" draw:textarea-horizontal-align="justify" draw:textarea-vertical-align="middle" draw:auto-grow-height="false" fo:min-height="0.716cm" fo:min-width="0.966cm" fo:padding-top="0.142cm" fo:padding-bottom="0.142cm" fo:padding-left="0.267cm" fo:padding-right="0.267cm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2cm" fo:min-width="2.5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953cm" loext:decorative="false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heads_20_1" draw:marker-end-width="0.352cm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0.5cm" loext:decorative="false"/>
      <style:paragraph-properties style:writing-mode="lr-tb"/>
    </style:style>
    <style:style style:name="gr10" style:family="graphic">
      <style:graphic-properties loext:decorative="false"/>
    </style:style>
    <style:style style:name="gr11" style:family="graphic" style:parent-style-name="standard">
      <style:graphic-properties svg:stroke-width="0.035cm" svg:stroke-color="#000000" draw:marker-start="Arrow" draw:marker-start-width="0.252cm" draw:marker-end="Arrow" draw:marker-end-width="0.252cm" draw:textarea-vertical-align="middle" fo:padding-top="0.142cm" fo:padding-bottom="0.142cm" fo:padding-left="0.267cm" fo:padding-right="0.267cm" loext:decorative="false"/>
      <style:paragraph-properties style:writing-mode="lr-tb"/>
    </style:style>
    <style:style style:name="gr12" style:family="graphic" style:parent-style-name="standard">
      <style:graphic-properties draw:stroke="none" draw:fill="none" fo:min-height="0.48cm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004586"/>
      <style:paragraph-properties fo:text-align="center" style:writing-mode="lr-tb"/>
    </style:style>
    <style:style style:name="P3" style:family="paragraph">
      <loext:graphic-properties draw:fill-color="#ff420e"/>
      <style:paragraph-properties fo:text-align="center" style:writing-mode="lr-tb"/>
    </style:style>
    <style:style style:name="P4" style:family="paragraph">
      <loext:graphic-properties draw:fill-color="#ffd320"/>
      <style:paragraph-properties fo:text-align="center" style:writing-mode="lr-tb"/>
    </style:style>
    <style:style style:name="P5" style:family="paragraph">
      <loext:graphic-properties draw:fill-color="#579d1c"/>
      <style:paragraph-properties fo:text-align="center" style:writing-mode="lr-tb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OpenSymbol" fo:font-size="12pt" style:font-name-asian="OpenSymbol" style:font-size-asian="12pt" style:font-name-complex="OpenSymbol" style:font-size-complex="12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cm" svg:x="1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2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4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5.5cm" svg:y="4cm">
          <text:p text:style-name="P1">3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3.453cm" svg:height="0.806cm" svg:x="8.979cm" svg:y="1.089cm">
          <draw:text-box>
            <text:p text:style-name="P6"><text:span text:style-name="T1">P = 4 threads</text:span></text:p>
          </draw:text-box>
        </draw:frame>
        <draw:frame draw:style-name="gr6" draw:text-style-name="P8" draw:layer="layout" svg:width="5cm" svg:height="1.203cm" svg:x="2.25cm" svg:y="6cm">
          <draw:text-box>
            <text:p><text:span text:style-name="T2">START =</text:span></text:p>
            <text:p><text:span text:style-name="T2"><text:s text:c="6"/></text:span><text:span text:style-name="T2">my_id</text:span><text:span text:style-name="T3"></text:span><text:span text:style-name="T2">chunk_size </text:span></text:p>
          </draw:text-box>
        </draw:frame>
        <draw:custom-shape draw:style-name="gr1" draw:text-style-name="P2" draw:layer="layout" svg:width="1.5cm" svg:height="1cm" svg:x="7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8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0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1.5cm" svg:y="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cm" svg:x="13cm" svg:y="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cm" svg:x="14.5cm" svg:y="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5cm" svg:height="1cm" svg:x="16cm" svg:y="4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5cm" svg:height="1cm" svg:x="17.5cm" svg:y="4cm">
          <text:p text:style-name="P1">3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75cm" svg:y1="6cm" svg:x2="2.75cm" svg:y2="5cm">
          <text:p/>
        </draw:line>
        <draw:frame draw:style-name="gr8" draw:text-style-name="P8" draw:layer="layout" svg:width="4cm" svg:height="0.725cm" svg:x="8.25cm" svg:y="6cm">
          <draw:text-box>
            <text:p><text:span text:style-name="T2">START + STRIDE</text:span></text:p>
          </draw:text-box>
        </draw:frame>
        <draw:line draw:style-name="gr7" draw:text-style-name="P9" draw:layer="layout" svg:x1="8.75cm" svg:y1="6cm" svg:x2="8.75cm" svg:y2="5cm">
          <text:p/>
        </draw:line>
        <draw:frame draw:style-name="gr9" draw:text-style-name="P8" draw:layer="layout" svg:width="4.5cm" svg:height="0.75cm" svg:x="14.25cm" svg:y="6cm">
          <draw:text-box>
            <text:p><text:span text:style-name="T2">START + 2</text:span><text:span text:style-name="T3"></text:span><text:span text:style-name="T2">STRIDE</text:span></text:p>
          </draw:text-box>
        </draw:frame>
        <draw:line draw:style-name="gr7" draw:text-style-name="P9" draw:layer="layout" svg:x1="14.75cm" svg:y1="6cm" svg:x2="14.75cm" svg:y2="5cm">
          <text:p/>
        </draw:line>
        <draw:g draw:style-name="gr10">
          <draw:line draw:style-name="gr11" draw:text-style-name="P10" draw:layer="layout" svg:x1="2.5cm" svg:y1="2.75cm" svg:x2="8.5cm" svg:y2="2.75cm">
            <text:p text:style-name="P1"><text:span text:style-name="T2"/></text:p>
          </draw:line>
          <draw:frame draw:style-name="gr12" draw:text-style-name="P11" draw:layer="layout" svg:width="5.591cm" svg:height="0.73cm" svg:x="2.75cm" svg:y="2cm">
            <draw:text-box>
              <text:p><text:span text:style-name="T2">STRIDE = P </text:span><text:span text:style-name="T3"> </text:span><text:span text:style-name="T2">chunk_size</text:span></text:p>
            </draw:text-box>
          </draw:frame>
        </draw:g>
        <draw:g draw:style-name="gr10">
          <draw:line draw:style-name="gr11" draw:text-style-name="P10" draw:layer="layout" svg:x1="2.5cm" svg:y1="3.75cm" svg:x2="4cm" svg:y2="3.75cm">
            <text:p text:style-name="P1"><text:span text:style-name="T2"/></text:p>
          </draw:line>
          <draw:frame draw:style-name="gr13" draw:text-style-name="P11" draw:layer="layout" svg:width="2.619cm" svg:height="0.726cm" svg:x="2cm" svg:y="3cm">
            <draw:text-box>
              <text:p><text:span text:style-name="T2">chunk_siz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style:font-name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style:font-name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style:font-name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style:font-name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style:font-name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style:font-name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style:font-name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style:font-name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style:font-name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style:font-name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1T11:43:05.320313904</meta:creation-date>
    <dc:date>2025-11-04T09:21:39.182611953</dc:date>
    <meta:editing-duration>PT8M13S</meta:editing-duration>
    <meta:editing-cycles>8</meta:editing-cycles>
    <meta:generator>LibreOffice/24.2.7.2$Linux_X86_64 LibreOffice_project/420$Build-2</meta:generator>
    <meta:document-statistic meta:object-count="25"/>
  </office:meta>
</office:document-meta>
</file>